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1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, bitfire v1.0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68" office:value-type="string" calcext:value-type="string">
            <text:p>00050a77</text:p>
          </table:table-cell>
          <table:table-cell table:style-name="ce21" table:formula="of:=HEX2DEC([.C174])" office:value-type="float" office:value="330359" calcext:value-type="float">
            <text:p>330359</text:p>
          </table:table-cell>
          <table:table-cell table:style-name="ce31" table:formula="of:=[.B174]/([.D174]/985000)/1024" office:value-type="float" office:value="24.9563820864196" calcext:value-type="float">
            <text:p>24,96</text:p>
          </table:table-cell>
          <table:table-cell table:style-name="ce35" table:formula="of:=[.D174]/985000" office:value-type="float" office:value="0.335389847715736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68" office:value-type="string" calcext:value-type="string">
            <text:p>001c6ea6</text:p>
          </table:table-cell>
          <table:table-cell table:style-name="ce21" table:formula="of:=HEX2DEC([.C175])" office:value-type="float" office:value="1863334" calcext:value-type="float">
            <text:p>1863334</text:p>
          </table:table-cell>
          <table:table-cell table:style-name="ce31" table:formula="of:=[.B175]/([.D175]/985000)/1024" office:value-type="float" office:value="20.0226040141622" calcext:value-type="float">
            <text:p>20,02</text:p>
          </table:table-cell>
          <table:table-cell table:style-name="ce35" table:formula="of:=[.D175]/985000" office:value-type="float" office:value="1.89170964467005" calcext:value-type="float">
            <text:p>1,8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68" office:value-type="string" calcext:value-type="string">
            <text:p>000a9eb5</text:p>
          </table:table-cell>
          <table:table-cell table:style-name="ce21" table:formula="of:=HEX2DEC([.C176])" office:value-type="float" office:value="695989" calcext:value-type="float">
            <text:p>695989</text:p>
          </table:table-cell>
          <table:table-cell table:style-name="ce31" table:formula="of:=[.B176]/([.D176]/985000)/1024" office:value-type="float" office:value="25.8311177735927" calcext:value-type="float">
            <text:p>25,83</text:p>
          </table:table-cell>
          <table:table-cell table:style-name="ce35" table:formula="of:=[.D176]/985000" office:value-type="float" office:value="0.706587817258883" calcext:value-type="float">
            <text:p>0,7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68" office:value-type="string" calcext:value-type="string">
            <text:p>0003b9e6</text:p>
          </table:table-cell>
          <table:table-cell table:style-name="ce21" table:formula="of:=HEX2DEC([.C177])" office:value-type="float" office:value="244198" calcext:value-type="float">
            <text:p>244198</text:p>
          </table:table-cell>
          <table:table-cell table:style-name="ce31" table:formula="of:=[.B177]/([.D177]/985000)/1024" office:value-type="float" office:value="25.7221550877771" calcext:value-type="float">
            <text:p>25,72</text:p>
          </table:table-cell>
          <table:table-cell table:style-name="ce35" table:formula="of:=[.D177]/985000" office:value-type="float" office:value="0.247916751269036" calcext:value-type="float">
            <text:p>0,2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68" office:value-type="string" calcext:value-type="string">
            <text:p>000bfe41</text:p>
          </table:table-cell>
          <table:table-cell table:style-name="ce21" table:formula="of:=HEX2DEC([.C178])" office:value-type="float" office:value="785985" calcext:value-type="float">
            <text:p>785985</text:p>
          </table:table-cell>
          <table:table-cell table:style-name="ce31" table:formula="of:=[.B178]/([.D178]/985000)/1024" office:value-type="float" office:value="19.4271186194711" calcext:value-type="float">
            <text:p>19,43</text:p>
          </table:table-cell>
          <table:table-cell table:style-name="ce35" table:formula="of:=[.D178]/985000" office:value-type="float" office:value="0.797954314720812" calcext:value-type="float">
            <text:p>0,8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68" office:value-type="string" calcext:value-type="string">
            <text:p>0005a69f</text:p>
          </table:table-cell>
          <table:table-cell table:style-name="ce21" table:formula="of:=HEX2DEC([.C179])" office:value-type="float" office:value="370335" calcext:value-type="float">
            <text:p>370335</text:p>
          </table:table-cell>
          <table:table-cell table:style-name="ce31" table:formula="of:=[.B179]/([.D179]/985000)/1024" office:value-type="float" office:value="18.3481467792674" calcext:value-type="float">
            <text:p>18,35</text:p>
          </table:table-cell>
          <table:table-cell table:style-name="ce35" table:formula="of:=[.D179]/985000" office:value-type="float" office:value="0.37597461928934" calcext:value-type="float">
            <text:p>0,3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68" office:value-type="string" calcext:value-type="string">
            <text:p>00016c7f</text:p>
          </table:table-cell>
          <table:table-cell table:style-name="ce21" table:formula="of:=HEX2DEC([.C180])" office:value-type="float" office:value="93311" calcext:value-type="float">
            <text:p>93311</text:p>
          </table:table-cell>
          <table:table-cell table:style-name="ce31" table:formula="of:=[.B180]/([.D180]/985000)/1024" office:value-type="float" office:value="18.0505141241386" calcext:value-type="float">
            <text:p>18,05</text:p>
          </table:table-cell>
          <table:table-cell table:style-name="ce35" table:formula="of:=[.D180]/985000" office:value-type="float" office:value="0.0947319796954315" calcext:value-type="float">
            <text:p>0,0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68" office:value-type="string" calcext:value-type="string">
            <text:p>0000aa23</text:p>
          </table:table-cell>
          <table:table-cell table:style-name="ce21" table:formula="of:=HEX2DEC([.C181])" office:value-type="float" office:value="43555" calcext:value-type="float">
            <text:p>43555</text:p>
          </table:table-cell>
          <table:table-cell table:style-name="ce31" table:formula="of:=[.B181]/([.D181]/985000)/1024" office:value-type="float" office:value="28.3130255567673" calcext:value-type="float">
            <text:p>28,31</text:p>
          </table:table-cell>
          <table:table-cell table:style-name="ce35" table:formula="of:=[.D181]/985000" office:value-type="float" office:value="0.0442182741116751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68" office:value-type="string" calcext:value-type="string">
            <text:p>00053160</text:p>
          </table:table-cell>
          <table:table-cell table:style-name="ce21" table:formula="of:=HEX2DEC([.C182])" office:value-type="float" office:value="340320" calcext:value-type="float">
            <text:p>340320</text:p>
          </table:table-cell>
          <table:table-cell table:style-name="ce31" table:formula="of:=[.B182]/([.D182]/985000)/1024" office:value-type="float" office:value="20.2659962039404" calcext:value-type="float">
            <text:p>20,27</text:p>
          </table:table-cell>
          <table:table-cell table:style-name="ce35" table:formula="of:=[.D182]/985000" office:value-type="float" office:value="0.345502538071066" calcext:value-type="float">
            <text:p>0,3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68" office:value-type="string" calcext:value-type="string">
            <text:p>0004dbe5</text:p>
          </table:table-cell>
          <table:table-cell table:style-name="ce21" table:formula="of:=HEX2DEC([.C183])" office:value-type="float" office:value="318437" calcext:value-type="float">
            <text:p>318437</text:p>
          </table:table-cell>
          <table:table-cell table:style-name="ce31" table:formula="of:=[.B183]/([.D183]/985000)/1024" office:value-type="float" office:value="21.1511924356309" calcext:value-type="float">
            <text:p>21,15</text:p>
          </table:table-cell>
          <table:table-cell table:style-name="ce35" table:formula="of:=[.D183]/985000" office:value-type="float" office:value="0.323286294416244" calcext:value-type="float">
            <text:p>0,3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68" office:value-type="string" calcext:value-type="string">
            <text:p>000ba5c7</text:p>
          </table:table-cell>
          <table:table-cell table:style-name="ce21" table:formula="of:=HEX2DEC([.C184])" office:value-type="float" office:value="763335" calcext:value-type="float">
            <text:p>763335</text:p>
          </table:table-cell>
          <table:table-cell table:style-name="ce31" table:formula="of:=[.B184]/([.D184]/985000)/1024" office:value-type="float" office:value="18.7131781303425" calcext:value-type="float">
            <text:p>18,71</text:p>
          </table:table-cell>
          <table:table-cell table:style-name="ce35" table:formula="of:=[.D184]/985000" office:value-type="float" office:value="0.774959390862944" calcext:value-type="float">
            <text:p>0,7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68" office:value-type="string" calcext:value-type="string">
            <text:p>000364f7</text:p>
          </table:table-cell>
          <table:table-cell table:style-name="ce21" table:formula="of:=HEX2DEC([.C185])" office:value-type="float" office:value="222455" calcext:value-type="float">
            <text:p>222455</text:p>
          </table:table-cell>
          <table:table-cell table:style-name="ce31" table:formula="of:=[.B185]/([.D185]/985000)/1024" office:value-type="float" office:value="19.9340263339777" calcext:value-type="float">
            <text:p>19,93</text:p>
          </table:table-cell>
          <table:table-cell table:style-name="ce35" table:formula="of:=[.D185]/985000" office:value-type="float" office:value="0.225842639593909" calcext:value-type="float">
            <text:p>0,2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68" office:value-type="string" calcext:value-type="string">
            <text:p>0007a23b</text:p>
          </table:table-cell>
          <table:table-cell table:style-name="ce21" table:formula="of:=HEX2DEC([.C186])" office:value-type="float" office:value="500283" calcext:value-type="float">
            <text:p>500283</text:p>
          </table:table-cell>
          <table:table-cell table:style-name="ce31" table:formula="of:=[.B186]/([.D186]/985000)/1024" office:value-type="float" office:value="31.3233549654645" calcext:value-type="float">
            <text:p>31,32</text:p>
          </table:table-cell>
          <table:table-cell table:style-name="ce35" table:formula="of:=[.D186]/985000" office:value-type="float" office:value="0.50790152284264" calcext:value-type="float">
            <text:p>0,5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68" office:value-type="string" calcext:value-type="string">
            <text:p>00012401</text:p>
          </table:table-cell>
          <table:table-cell table:style-name="ce21" table:formula="of:=HEX2DEC([.C187])" office:value-type="float" office:value="74753" calcext:value-type="float">
            <text:p>74753</text:p>
          </table:table-cell>
          <table:table-cell table:style-name="ce31" table:formula="of:=[.B187]/([.D187]/985000)/1024" office:value-type="float" office:value="19.6750177459433" calcext:value-type="float">
            <text:p>19,68</text:p>
          </table:table-cell>
          <table:table-cell table:style-name="ce35" table:formula="of:=[.D187]/985000" office:value-type="float" office:value="0.0758913705583756" calcext:value-type="float">
            <text:p>0,0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68" office:value-type="string" calcext:value-type="string">
            <text:p>000379b6</text:p>
          </table:table-cell>
          <table:table-cell table:style-name="ce21" table:formula="of:=HEX2DEC([.C188])" office:value-type="float" office:value="227766" calcext:value-type="float">
            <text:p>227766</text:p>
          </table:table-cell>
          <table:table-cell table:style-name="ce31" table:formula="of:=[.B188]/([.D188]/985000)/1024" office:value-type="float" office:value="28.1184365889773" calcext:value-type="float">
            <text:p>28,12</text:p>
          </table:table-cell>
          <table:table-cell table:style-name="ce35" table:formula="of:=[.D188]/985000" office:value-type="float" office:value="0.231234517766497" calcext:value-type="float">
            <text:p>0,2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68" office:value-type="string" calcext:value-type="string">
            <text:p>00054a5e</text:p>
          </table:table-cell>
          <table:table-cell table:style-name="ce21" table:formula="of:=HEX2DEC([.C189])" office:value-type="float" office:value="346718" calcext:value-type="float">
            <text:p>346718</text:p>
          </table:table-cell>
          <table:table-cell table:style-name="ce31" table:formula="of:=[.B189]/([.D189]/985000)/1024" office:value-type="float" office:value="22.0227211397303" calcext:value-type="float">
            <text:p>22,02</text:p>
          </table:table-cell>
          <table:table-cell table:style-name="ce35" table:formula="of:=[.D189]/985000" office:value-type="float" office:value="0.351997969543147" calcext:value-type="float">
            <text:p>0,3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68" office:value-type="string" calcext:value-type="string">
            <text:p>000d04f1</text:p>
          </table:table-cell>
          <table:table-cell table:style-name="ce21" table:formula="of:=HEX2DEC([.C190])" office:value-type="float" office:value="853233" calcext:value-type="float">
            <text:p>853233</text:p>
          </table:table-cell>
          <table:table-cell table:style-name="ce31" table:formula="of:=[.B190]/([.D190]/985000)/1024" office:value-type="float" office:value="18.016589410879" calcext:value-type="float">
            <text:p>18,02</text:p>
          </table:table-cell>
          <table:table-cell table:style-name="ce35" table:formula="of:=[.D190]/985000" office:value-type="float" office:value="0.866226395939086" calcext:value-type="float">
            <text:p>0,8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68" office:value-type="string" calcext:value-type="string">
            <text:p>00071cb0</text:p>
          </table:table-cell>
          <table:table-cell table:style-name="ce21" table:formula="of:=HEX2DEC([.C191])" office:value-type="float" office:value="466096" calcext:value-type="float">
            <text:p>466096</text:p>
          </table:table-cell>
          <table:table-cell table:style-name="ce31" table:formula="of:=[.B191]/([.D191]/985000)/1024" office:value-type="float" office:value="21.1371130156127" calcext:value-type="float">
            <text:p>21,14</text:p>
          </table:table-cell>
          <table:table-cell table:style-name="ce35" table:formula="of:=[.D191]/985000" office:value-type="float" office:value="0.473193908629442" calcext:value-type="float">
            <text:p>0,4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74:.B191])" office:value-type="float" office:value="190819" calcext:value-type="float">
            <text:p>190819</text:p>
          </table:table-cell>
          <table:table-cell table:style-name="ce69"/>
          <table:table-cell table:style-name="ce22" table:formula="of:=SUM([.D174:.D191])" office:value-type="float" office:value="8540462" calcext:value-type="float">
            <text:p>8540462</text:p>
          </table:table-cell>
          <table:table-cell table:style-name="ce32" table:formula="of:=[.B192]/([.D192]/985000)/1024" office:value-type="float" office:value="21.4919848003758" calcext:value-type="float">
            <text:p>21,49</text:p>
          </table:table-cell>
          <table:table-cell table:style-name="ce36" table:formula="of:=[.D192]/985000" office:value-type="float" office:value="8.67051979695431" calcext:value-type="float">
            <text:p>8,67</text:p>
          </table:table-cell>
          <table:table-cell table:style-name="ce95" table:formula="of:=([.D21]-[.D192])/[.D21]*100" office:value-type="float" office:value="15.2041884879133" calcext:value-type="float">
            <text:p>15,20</text:p>
          </table:table-cell>
          <table:table-cell table:style-name="ce56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ali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kernal/basic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10af34</text:p>
          </table:table-cell>
          <table:table-cell table:style-name="ce21" table:formula="of:=HEX2DEC([.C197])" office:value-type="float" office:value="1093428" calcext:value-type="float">
            <text:p>1093428</text:p>
          </table:table-cell>
          <table:table-cell table:style-name="ce31" table:formula="of:=[.B197]/([.D197]/985000)/1024" office:value-type="float" office:value="7.54010820071143" calcext:value-type="float">
            <text:p>7,54</text:p>
          </table:table-cell>
          <table:table-cell table:style-name="ce35" table:formula="of:=[.D197]/985000" office:value-type="float" office:value="1.11007918781726" calcext:value-type="float">
            <text:p>1,1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d08f</text:p>
          </table:table-cell>
          <table:table-cell table:style-name="ce21" table:formula="of:=HEX2DEC([.M197])" office:value-type="float" office:value="1429647" calcext:value-type="float">
            <text:p>1429647</text:p>
          </table:table-cell>
          <table:table-cell table:style-name="ce31" table:formula="of:=[.L197]/([.N197]/985000)/1024" office:value-type="float" office:value="5.5118501280386" calcext:value-type="float">
            <text:p>5,51</text:p>
          </table:table-cell>
          <table:table-cell table:style-name="ce35" table:formula="of:=[.N197]/985000" office:value-type="float" office:value="1.45141827411168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7be5</text:p>
          </table:table-cell>
          <table:table-cell table:style-name="ce21" table:formula="of:=HEX2DEC([.C198])" office:value-type="float" office:value="3767269" calcext:value-type="float">
            <text:p>3767269</text:p>
          </table:table-cell>
          <table:table-cell table:style-name="ce31" table:formula="of:=[.B198]/([.D198]/985000)/1024" office:value-type="float" office:value="9.90340717058564" calcext:value-type="float">
            <text:p>9,90</text:p>
          </table:table-cell>
          <table:table-cell table:style-name="ce35" table:formula="of:=[.D198]/985000" office:value-type="float" office:value="3.8246385786802" calcext:value-type="float">
            <text:p>3,8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747f</text:p>
          </table:table-cell>
          <table:table-cell table:style-name="ce21" table:formula="of:=HEX2DEC([.M198])" office:value-type="float" office:value="1406079" calcext:value-type="float">
            <text:p>1406079</text:p>
          </table:table-cell>
          <table:table-cell table:style-name="ce31" table:formula="of:=[.L198]/([.N198]/985000)/1024" office:value-type="float" office:value="5.6042370307785" calcext:value-type="float">
            <text:p>5,60</text:p>
          </table:table-cell>
          <table:table-cell table:style-name="ce35" table:formula="of:=[.N198]/985000" office:value-type="float" office:value="1.42749137055838" calcext:value-type="float">
            <text:p>1,4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41001</text:p>
          </table:table-cell>
          <table:table-cell table:style-name="ce21" table:formula="of:=HEX2DEC([.C199])" office:value-type="float" office:value="1314817" calcext:value-type="float">
            <text:p>1314817</text:p>
          </table:table-cell>
          <table:table-cell table:style-name="ce31" table:formula="of:=[.B199]/([.D199]/985000)/1024" office:value-type="float" office:value="13.6735179330089" calcext:value-type="float">
            <text:p>13,67</text:p>
          </table:table-cell>
          <table:table-cell table:style-name="ce35" table:formula="of:=[.D199]/985000" office:value-type="float" office:value="1.33483959390863" calcext:value-type="float">
            <text:p>1,3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4ea</text:p>
          </table:table-cell>
          <table:table-cell table:style-name="ce21" table:formula="of:=HEX2DEC([.M199])" office:value-type="float" office:value="1254634" calcext:value-type="float">
            <text:p>1254634</text:p>
          </table:table-cell>
          <table:table-cell table:style-name="ce31" table:formula="of:=[.L199]/([.N199]/985000)/1024" office:value-type="float" office:value="6.28071612916596" calcext:value-type="float">
            <text:p>6,28</text:p>
          </table:table-cell>
          <table:table-cell table:style-name="ce35" table:formula="of:=[.N199]/985000" office:value-type="float" office:value="1.27374010152284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798e6</text:p>
          </table:table-cell>
          <table:table-cell table:style-name="ce21" table:formula="of:=HEX2DEC([.C200])" office:value-type="float" office:value="497894" calcext:value-type="float">
            <text:p>497894</text:p>
          </table:table-cell>
          <table:table-cell table:style-name="ce31" table:formula="of:=[.B200]/([.D200]/985000)/1024" office:value-type="float" office:value="12.6157351326286" calcext:value-type="float">
            <text:p>12,62</text:p>
          </table:table-cell>
          <table:table-cell table:style-name="ce35" table:formula="of:=[.D200]/985000" office:value-type="float" office:value="0.50547614213198" calcext:value-type="float">
            <text:p>0,5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557a</text:p>
          </table:table-cell>
          <table:table-cell table:style-name="ce21" table:formula="of:=HEX2DEC([.M200])" office:value-type="float" office:value="1267066" calcext:value-type="float">
            <text:p>1267066</text:p>
          </table:table-cell>
          <table:table-cell table:style-name="ce31" table:formula="of:=[.L200]/([.N200]/985000)/1024" office:value-type="float" office:value="6.21909198100178" calcext:value-type="float">
            <text:p>6,22</text:p>
          </table:table-cell>
          <table:table-cell table:style-name="ce35" table:formula="of:=[.N200]/985000" office:value-type="float" office:value="1.2863614213198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9215</text:p>
          </table:table-cell>
          <table:table-cell table:style-name="ce21" table:formula="of:=HEX2DEC([.C201])" office:value-type="float" office:value="1741333" calcext:value-type="float">
            <text:p>1741333</text:p>
          </table:table-cell>
          <table:table-cell table:style-name="ce31" table:formula="of:=[.B201]/([.D201]/985000)/1024" office:value-type="float" office:value="8.76881321845104" calcext:value-type="float">
            <text:p>8,77</text:p>
          </table:table-cell>
          <table:table-cell table:style-name="ce35" table:formula="of:=[.D201]/985000" office:value-type="float" office:value="1.76785076142132" calcext:value-type="float">
            <text:p>1,7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96f2</text:p>
          </table:table-cell>
          <table:table-cell table:style-name="ce21" table:formula="of:=HEX2DEC([.M201])" office:value-type="float" office:value="1349362" calcext:value-type="float">
            <text:p>1349362</text:p>
          </table:table-cell>
          <table:table-cell table:style-name="ce31" table:formula="of:=[.L201]/([.N201]/985000)/1024" office:value-type="float" office:value="5.83979688178561" calcext:value-type="float">
            <text:p>5,84</text:p>
          </table:table-cell>
          <table:table-cell table:style-name="ce35" table:formula="of:=[.N201]/985000" office:value-type="float" office:value="1.36991065989848" calcext:value-type="float">
            <text:p>1,3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f5b8c</text:p>
          </table:table-cell>
          <table:table-cell table:style-name="ce21" table:formula="of:=HEX2DEC([.C202])" office:value-type="float" office:value="1006476" calcext:value-type="float">
            <text:p>1006476</text:p>
          </table:table-cell>
          <table:table-cell table:style-name="ce31" table:formula="of:=[.B202]/([.D202]/985000)/1024" office:value-type="float" office:value="6.75123990785672" calcext:value-type="float">
            <text:p>6,75</text:p>
          </table:table-cell>
          <table:table-cell table:style-name="ce35" table:formula="of:=[.D202]/985000" office:value-type="float" office:value="1.02180304568528" calcext:value-type="float">
            <text:p>1,0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f131</text:p>
          </table:table-cell>
          <table:table-cell table:style-name="ce21" table:formula="of:=HEX2DEC([.M202])" office:value-type="float" office:value="1306929" calcext:value-type="float">
            <text:p>1306929</text:p>
          </table:table-cell>
          <table:table-cell table:style-name="ce31" table:formula="of:=[.L202]/([.N202]/985000)/1024" office:value-type="float" office:value="6.02940175020984" calcext:value-type="float">
            <text:p>6,03</text:p>
          </table:table-cell>
          <table:table-cell table:style-name="ce35" table:formula="of:=[.N202]/985000" office:value-type="float" office:value="1.32683147208122" calcext:value-type="float">
            <text:p>1,3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5b97a</text:p>
          </table:table-cell>
          <table:table-cell table:style-name="ce21" table:formula="of:=HEX2DEC([.C203])" office:value-type="float" office:value="375162" calcext:value-type="float">
            <text:p>375162</text:p>
          </table:table-cell>
          <table:table-cell table:style-name="ce31" table:formula="of:=[.B203]/([.D203]/985000)/1024" office:value-type="float" office:value="4.48955790681759" calcext:value-type="float">
            <text:p>4,49</text:p>
          </table:table-cell>
          <table:table-cell table:style-name="ce35" table:formula="of:=[.D203]/985000" office:value-type="float" office:value="0.380875126903553" calcext:value-type="float">
            <text:p>0,3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0a2c</text:p>
          </table:table-cell>
          <table:table-cell table:style-name="ce21" table:formula="of:=HEX2DEC([.M203])" office:value-type="float" office:value="1182252" calcext:value-type="float">
            <text:p>1182252</text:p>
          </table:table-cell>
          <table:table-cell table:style-name="ce31" table:formula="of:=[.L203]/([.N203]/985000)/1024" office:value-type="float" office:value="6.66524564982762" calcext:value-type="float">
            <text:p>6,67</text:p>
          </table:table-cell>
          <table:table-cell table:style-name="ce35" table:formula="of:=[.N203]/985000" office:value-type="float" office:value="1.20025583756345" calcext:value-type="float">
            <text:p>1,2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c441</text:p>
          </table:table-cell>
          <table:table-cell table:style-name="ce21" table:formula="of:=HEX2DEC([.C204])" office:value-type="float" office:value="246849" calcext:value-type="float">
            <text:p>246849</text:p>
          </table:table-cell>
          <table:table-cell table:style-name="ce31" table:formula="of:=[.B204]/([.D204]/985000)/1024" office:value-type="float" office:value="4.99566061894113" calcext:value-type="float">
            <text:p>5,00</text:p>
          </table:table-cell>
          <table:table-cell table:style-name="ce35" table:formula="of:=[.D204]/985000" office:value-type="float" office:value="0.250608121827411" calcext:value-type="float">
            <text:p>0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e016</text:p>
          </table:table-cell>
          <table:table-cell table:style-name="ce21" table:formula="of:=HEX2DEC([.M204])" office:value-type="float" office:value="1237014" calcext:value-type="float">
            <text:p>1237014</text:p>
          </table:table-cell>
          <table:table-cell table:style-name="ce31" table:formula="of:=[.L204]/([.N204]/985000)/1024" office:value-type="float" office:value="6.37017851050999" calcext:value-type="float">
            <text:p>6,37</text:p>
          </table:table-cell>
          <table:table-cell table:style-name="ce35" table:formula="of:=[.N204]/985000" office:value-type="float" office:value="1.25585177664975" calcext:value-type="float">
            <text:p>1,2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e525</text:p>
          </table:table-cell>
          <table:table-cell table:style-name="ce21" table:formula="of:=HEX2DEC([.C205])" office:value-type="float" office:value="845093" calcext:value-type="float">
            <text:p>845093</text:p>
          </table:table-cell>
          <table:table-cell table:style-name="ce31" table:formula="of:=[.B205]/([.D205]/985000)/1024" office:value-type="float" office:value="8.1611418247755" calcext:value-type="float">
            <text:p>8,16</text:p>
          </table:table-cell>
          <table:table-cell table:style-name="ce35" table:formula="of:=[.D205]/985000" office:value-type="float" office:value="0.857962436548223" calcext:value-type="float">
            <text:p>0,8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d639</text:p>
          </table:table-cell>
          <table:table-cell table:style-name="ce21" table:formula="of:=HEX2DEC([.M205])" office:value-type="float" office:value="1431097" calcext:value-type="float">
            <text:p>1431097</text:p>
          </table:table-cell>
          <table:table-cell table:style-name="ce31" table:formula="of:=[.L205]/([.N205]/985000)/1024" office:value-type="float" office:value="5.50626547326981" calcext:value-type="float">
            <text:p>5,51</text:p>
          </table:table-cell>
          <table:table-cell table:style-name="ce35" table:formula="of:=[.N205]/985000" office:value-type="float" office:value="1.45289035532995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10180d</text:p>
          </table:table-cell>
          <table:table-cell table:style-name="ce21" table:formula="of:=HEX2DEC([.C206])" office:value-type="float" office:value="1054733" calcext:value-type="float">
            <text:p>1054733</text:p>
          </table:table-cell>
          <table:table-cell table:style-name="ce31" table:formula="of:=[.B206]/([.D206]/985000)/1024" office:value-type="float" office:value="6.38580784485268" calcext:value-type="float">
            <text:p>6,39</text:p>
          </table:table-cell>
          <table:table-cell table:style-name="ce35" table:formula="of:=[.D206]/985000" office:value-type="float" office:value="1.07079492385787" calcext:value-type="float">
            <text:p>1,0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605c</text:p>
          </table:table-cell>
          <table:table-cell table:style-name="ce21" table:formula="of:=HEX2DEC([.M206])" office:value-type="float" office:value="1335388" calcext:value-type="float">
            <text:p>1335388</text:p>
          </table:table-cell>
          <table:table-cell table:style-name="ce31" table:formula="of:=[.L206]/([.N206]/985000)/1024" office:value-type="float" office:value="5.90090670277103" calcext:value-type="float">
            <text:p>5,90</text:p>
          </table:table-cell>
          <table:table-cell table:style-name="ce35" table:formula="of:=[.N206]/985000" office:value-type="float" office:value="1.35572385786802" calcext:value-type="float">
            <text:p>1,3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4ccc</text:p>
          </table:table-cell>
          <table:table-cell table:style-name="ce21" table:formula="of:=HEX2DEC([.C207])" office:value-type="float" office:value="1789132" calcext:value-type="float">
            <text:p>1789132</text:p>
          </table:table-cell>
          <table:table-cell table:style-name="ce31" table:formula="of:=[.B207]/([.D207]/985000)/1024" office:value-type="float" office:value="7.98399661295254" calcext:value-type="float">
            <text:p>7,98</text:p>
          </table:table-cell>
          <table:table-cell table:style-name="ce35" table:formula="of:=[.D207]/985000" office:value-type="float" office:value="1.81637766497462" calcext:value-type="float">
            <text:p>1,8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083</text:p>
          </table:table-cell>
          <table:table-cell table:style-name="ce21" table:formula="of:=HEX2DEC([.M207])" office:value-type="float" office:value="1253507" calcext:value-type="float">
            <text:p>1253507</text:p>
          </table:table-cell>
          <table:table-cell table:style-name="ce31" table:formula="of:=[.L207]/([.N207]/985000)/1024" office:value-type="float" office:value="6.28636298002325" calcext:value-type="float">
            <text:p>6,29</text:p>
          </table:table-cell>
          <table:table-cell table:style-name="ce35" table:formula="of:=[.N207]/985000" office:value-type="float" office:value="1.27259593908629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7e32</text:p>
          </table:table-cell>
          <table:table-cell table:style-name="ce21" table:formula="of:=HEX2DEC([.C208])" office:value-type="float" office:value="622130" calcext:value-type="float">
            <text:p>622130</text:p>
          </table:table-cell>
          <table:table-cell table:style-name="ce31" table:formula="of:=[.B208]/([.D208]/985000)/1024" office:value-type="float" office:value="7.12780902403839" calcext:value-type="float">
            <text:p>7,13</text:p>
          </table:table-cell>
          <table:table-cell table:style-name="ce35" table:formula="of:=[.D208]/985000" office:value-type="float" office:value="0.631604060913706" calcext:value-type="float">
            <text:p>0,6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4220</text:p>
          </table:table-cell>
          <table:table-cell table:style-name="ce21" table:formula="of:=HEX2DEC([.M208])" office:value-type="float" office:value="1262112" calcext:value-type="float">
            <text:p>1262112</text:p>
          </table:table-cell>
          <table:table-cell table:style-name="ce31" table:formula="of:=[.L208]/([.N208]/985000)/1024" office:value-type="float" office:value="6.24350295377906" calcext:value-type="float">
            <text:p>6,24</text:p>
          </table:table-cell>
          <table:table-cell table:style-name="ce35" table:formula="of:=[.N208]/985000" office:value-type="float" office:value="1.28133197969543" calcext:value-type="float">
            <text:p>1,2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470c</text:p>
          </table:table-cell>
          <table:table-cell table:style-name="ce21" table:formula="of:=HEX2DEC([.C209])" office:value-type="float" office:value="1197836" calcext:value-type="float">
            <text:p>1197836</text:p>
          </table:table-cell>
          <table:table-cell table:style-name="ce31" table:formula="of:=[.B209]/([.D209]/985000)/1024" office:value-type="float" office:value="13.0823768797962" calcext:value-type="float">
            <text:p>13,08</text:p>
          </table:table-cell>
          <table:table-cell table:style-name="ce35" table:formula="of:=[.D209]/985000" office:value-type="float" office:value="1.21607715736041" calcext:value-type="float">
            <text:p>1,2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616ad</text:p>
          </table:table-cell>
          <table:table-cell table:style-name="ce21" table:formula="of:=HEX2DEC([.M209])" office:value-type="float" office:value="1447597" calcext:value-type="float">
            <text:p>1447597</text:p>
          </table:table-cell>
          <table:table-cell table:style-name="ce31" table:formula="of:=[.L209]/([.N209]/985000)/1024" office:value-type="float" office:value="5.44350395862937" calcext:value-type="float">
            <text:p>5,44</text:p>
          </table:table-cell>
          <table:table-cell table:style-name="ce35" table:formula="of:=[.N209]/985000" office:value-type="float" office:value="1.46964162436548" calcext:value-type="float">
            <text:p>1,4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4a08</text:p>
          </table:table-cell>
          <table:table-cell table:style-name="ce21" table:formula="of:=HEX2DEC([.C210])" office:value-type="float" office:value="215560" calcext:value-type="float">
            <text:p>215560</text:p>
          </table:table-cell>
          <table:table-cell table:style-name="ce31" table:formula="of:=[.B210]/([.D210]/985000)/1024" office:value-type="float" office:value="6.82300334738588" calcext:value-type="float">
            <text:p>6,82</text:p>
          </table:table-cell>
          <table:table-cell table:style-name="ce35" table:formula="of:=[.D210]/985000" office:value-type="float" office:value="0.218842639593909" calcext:value-type="float">
            <text:p>0,2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186a</text:p>
          </table:table-cell>
          <table:table-cell table:style-name="ce21" table:formula="of:=HEX2DEC([.M210])" office:value-type="float" office:value="1382506" calcext:value-type="float">
            <text:p>1382506</text:p>
          </table:table-cell>
          <table:table-cell table:style-name="ce31" table:formula="of:=[.L210]/([.N210]/985000)/1024" office:value-type="float" office:value="5.69979443127191" calcext:value-type="float">
            <text:p>5,70</text:p>
          </table:table-cell>
          <table:table-cell table:style-name="ce35" table:formula="of:=[.N210]/985000" office:value-type="float" office:value="1.40355939086294" calcext:value-type="float">
            <text:p>1,4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f824</text:p>
          </table:table-cell>
          <table:table-cell table:style-name="ce21" table:formula="of:=HEX2DEC([.C211])" office:value-type="float" office:value="653348" calcext:value-type="float">
            <text:p>653348</text:p>
          </table:table-cell>
          <table:table-cell table:style-name="ce31" table:formula="of:=[.B211]/([.D211]/985000)/1024" office:value-type="float" office:value="9.80246947740714" calcext:value-type="float">
            <text:p>9,80</text:p>
          </table:table-cell>
          <table:table-cell table:style-name="ce35" table:formula="of:=[.D211]/985000" office:value-type="float" office:value="0.663297461928934" calcext:value-type="float">
            <text:p>0,6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e872</text:p>
          </table:table-cell>
          <table:table-cell table:style-name="ce21" table:formula="of:=HEX2DEC([.M211])" office:value-type="float" office:value="1304690" calcext:value-type="float">
            <text:p>1304690</text:p>
          </table:table-cell>
          <table:table-cell table:style-name="ce31" table:formula="of:=[.L211]/([.N211]/985000)/1024" office:value-type="float" office:value="6.03974890587036" calcext:value-type="float">
            <text:p>6,04</text:p>
          </table:table-cell>
          <table:table-cell table:style-name="ce35" table:formula="of:=[.N211]/985000" office:value-type="float" office:value="1.32455837563452" calcext:value-type="float">
            <text:p>1,3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4345</text:p>
          </table:table-cell>
          <table:table-cell table:style-name="ce21" table:formula="of:=HEX2DEC([.C212])" office:value-type="float" office:value="934725" calcext:value-type="float">
            <text:p>934725</text:p>
          </table:table-cell>
          <table:table-cell table:style-name="ce31" table:formula="of:=[.B212]/([.D212]/985000)/1024" office:value-type="float" office:value="8.16889869012276" calcext:value-type="float">
            <text:p>8,17</text:p>
          </table:table-cell>
          <table:table-cell table:style-name="ce35" table:formula="of:=[.D212]/985000" office:value-type="float" office:value="0.948959390862944" calcext:value-type="float">
            <text:p>0,9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5496</text:p>
          </table:table-cell>
          <table:table-cell table:style-name="ce21" table:formula="of:=HEX2DEC([.M212])" office:value-type="float" office:value="1201302" calcext:value-type="float">
            <text:p>1201302</text:p>
          </table:table-cell>
          <table:table-cell table:style-name="ce31" table:formula="of:=[.L212]/([.N212]/985000)/1024" office:value-type="float" office:value="6.55954955539906" calcext:value-type="float">
            <text:p>6,56</text:p>
          </table:table-cell>
          <table:table-cell table:style-name="ce35" table:formula="of:=[.N212]/985000" office:value-type="float" office:value="1.21959593908629" calcext:value-type="float">
            <text:p>1,2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b3c3b</text:p>
          </table:table-cell>
          <table:table-cell table:style-name="ce21" table:formula="of:=HEX2DEC([.C213])" office:value-type="float" office:value="1784891" calcext:value-type="float">
            <text:p>1784891</text:p>
          </table:table-cell>
          <table:table-cell table:style-name="ce31" table:formula="of:=[.B213]/([.D213]/985000)/1024" office:value-type="float" office:value="8.61248593489042" calcext:value-type="float">
            <text:p>8,61</text:p>
          </table:table-cell>
          <table:table-cell table:style-name="ce35" table:formula="of:=[.D213]/985000" office:value-type="float" office:value="1.81207208121827" calcext:value-type="float">
            <text:p>1,8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65e3</text:p>
          </table:table-cell>
          <table:table-cell table:style-name="ce21" table:formula="of:=HEX2DEC([.M213])" office:value-type="float" office:value="1205731" calcext:value-type="float">
            <text:p>1205731</text:p>
          </table:table-cell>
          <table:table-cell table:style-name="ce31" table:formula="of:=[.L213]/([.N213]/985000)/1024" office:value-type="float" office:value="6.53545442557254" calcext:value-type="float">
            <text:p>6,54</text:p>
          </table:table-cell>
          <table:table-cell table:style-name="ce35" table:formula="of:=[.N213]/985000" office:value-type="float" office:value="1.2240923857868" calcext:value-type="float">
            <text:p>1,2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abaf</text:p>
          </table:table-cell>
          <table:table-cell table:style-name="ce21" table:formula="of:=HEX2DEC([.C214])" office:value-type="float" office:value="961455" calcext:value-type="float">
            <text:p>961455</text:p>
          </table:table-cell>
          <table:table-cell table:style-name="ce31" table:formula="of:=[.B214]/([.D214]/985000)/1024" office:value-type="float" office:value="10.2468902113203" calcext:value-type="float">
            <text:p>10,25</text:p>
          </table:table-cell>
          <table:table-cell table:style-name="ce35" table:formula="of:=[.D214]/985000" office:value-type="float" office:value="0.976096446700508" calcext:value-type="float">
            <text:p>0,98</text:p>
          </table:table-cell>
          <table:table-cell table:style-name="ce56" office:value-type="string" calcext:value-type="string">
            <text:p>bitnax, new bitfire</text:p>
          </table:table-cell>
          <table:table-cell table:style-name="ce56" office:value-type="string" calcext:value-type="string">
            <text:p>bitnax, old bitfire</text:p>
          </table:table-cell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f36f</text:p>
          </table:table-cell>
          <table:table-cell table:style-name="ce21" table:formula="of:=HEX2DEC([.M214])" office:value-type="float" office:value="1241967" calcext:value-type="float">
            <text:p>1241967</text:p>
          </table:table-cell>
          <table:table-cell table:style-name="ce31" table:formula="of:=[.L214]/([.N214]/985000)/1024" office:value-type="float" office:value="6.34477405599344" calcext:value-type="float">
            <text:p>6,34</text:p>
          </table:table-cell>
          <table:table-cell table:style-name="ce35" table:formula="of:=[.N214]/985000" office:value-type="float" office:value="1.26088020304569" calcext:value-type="float">
            <text:p>1,26</text:p>
          </table:table-cell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97:.B214])" office:value-type="float" office:value="190819" calcext:value-type="float">
            <text:p>190819</text:p>
          </table:table-cell>
          <table:table-cell table:style-name="ce28"/>
          <table:table-cell table:style-name="ce22" table:formula="of:=SUM([.D197:.D214])" office:value-type="float" office:value="20102131" calcext:value-type="float">
            <text:p>20102131</text:p>
          </table:table-cell>
          <table:table-cell table:style-name="ce32" table:formula="of:=[.B215]/([.D215]/985000)/1024" office:value-type="float" office:value="9.13094634057392" calcext:value-type="float">
            <text:p>9,13</text:p>
          </table:table-cell>
          <table:table-cell table:style-name="ce36" table:formula="of:=[.D215]/985000" office:value-type="float" office:value="20.408254822335" calcext:value-type="float">
            <text:p>20,41</text:p>
          </table:table-cell>
          <table:table-cell table:style-name="ce95" table:formula="of:=([.D44]-[.D215])/[.D44]*100" office:value-type="float" office:value="2.30175506740124" calcext:value-type="float">
            <text:p>2,30</text:p>
          </table:table-cell>
          <table:table-cell table:style-name="ce95" table:formula="of:=([.N44]-[.D215])/[.N44]*100" office:value-type="float" office:value="11.7365981183008" calcext:value-type="float">
            <text:p>11,74</text:p>
          </table:table-cell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22" table:formula="of:=SUM([.L197:.L214])" office:value-type="float" office:value="147456" calcext:value-type="float">
            <text:p>147456</text:p>
          </table:table-cell>
          <table:table-cell table:style-name="ce28"/>
          <table:table-cell table:style-name="ce22" table:formula="of:=SUM([.N197:.N214])" office:value-type="float" office:value="23498880" calcext:value-type="float">
            <text:p>23498880</text:p>
          </table:table-cell>
          <table:table-cell table:style-name="ce32" table:formula="of:=[.L215]/([.N215]/985000)/1024" office:value-type="float" office:value="6.03603235558461" calcext:value-type="float">
            <text:p>6,04</text:p>
          </table:table-cell>
          <table:table-cell table:style-name="ce36" table:formula="of:=[.N215]/985000" office:value-type="float" office:value="23.856730964467" calcext:value-type="float">
            <text:p>23,86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7"/>
          <table:table-cell table:style-name="ce19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</text:p>
          </table:table-cell>
          <table:covered-table-cell table:number-columns-repeated="4" table:style-name="ce24"/>
          <table:covered-table-cell table:style-name="ce38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flit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9b9ae</text:p>
          </table:table-cell>
          <table:table-cell table:style-name="ce21" table:formula="of:=HEX2DEC([.C220])" office:value-type="float" office:value="637358" calcext:value-type="float">
            <text:p>637358</text:p>
          </table:table-cell>
          <table:table-cell table:style-name="ce31" table:formula="of:=[.B220]/([.D220]/985000)/1024" office:value-type="float" office:value="4.35561173528064" calcext:value-type="float">
            <text:p>4,36</text:p>
          </table:table-cell>
          <table:table-cell table:style-name="ce35" table:formula="of:=[.D220]/985000" office:value-type="float" office:value="0.647063959390863" calcext:value-type="float">
            <text:p>0,6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c69f</text:p>
          </table:table-cell>
          <table:table-cell table:style-name="ce21" table:formula="of:=HEX2DEC([.M220])" office:value-type="float" office:value="2082463" calcext:value-type="float">
            <text:p>2082463</text:p>
          </table:table-cell>
          <table:table-cell table:style-name="ce31" table:formula="of:=[.L220]/([.N220]/985000)/1024" office:value-type="float" office:value="7.95319596464619" calcext:value-type="float">
            <text:p>7,95</text:p>
          </table:table-cell>
          <table:table-cell table:style-name="ce35" table:formula="of:=[.N220]/985000" office:value-type="float" office:value="2.11417563451777" calcext:value-type="float">
            <text:p>2,1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33b5f9</text:p>
          </table:table-cell>
          <table:table-cell table:style-name="ce21" table:formula="of:=HEX2DEC([.C221])" office:value-type="float" office:value="3388921" calcext:value-type="float">
            <text:p>3388921</text:p>
          </table:table-cell>
          <table:table-cell table:style-name="ce31" table:formula="of:=[.B221]/([.D221]/985000)/1024" office:value-type="float" office:value="6.18403960425383" calcext:value-type="float">
            <text:p>6,18</text:p>
          </table:table-cell>
          <table:table-cell table:style-name="ce35" table:formula="of:=[.D221]/985000" office:value-type="float" office:value="3.44052893401015" calcext:value-type="float">
            <text:p>3,4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6361</text:p>
          </table:table-cell>
          <table:table-cell table:style-name="ce21" table:formula="of:=HEX2DEC([.M221])" office:value-type="float" office:value="2122593" calcext:value-type="float">
            <text:p>2122593</text:p>
          </table:table-cell>
          <table:table-cell table:style-name="ce31" table:formula="of:=[.L221]/([.N221]/985000)/1024" office:value-type="float" office:value="7.80283187974567" calcext:value-type="float">
            <text:p>7,80</text:p>
          </table:table-cell>
          <table:table-cell table:style-name="ce35" table:formula="of:=[.N221]/985000" office:value-type="float" office:value="2.15491675126904" calcext:value-type="float">
            <text:p>2,1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0834f</text:p>
          </table:table-cell>
          <table:table-cell table:style-name="ce21" table:formula="of:=HEX2DEC([.C222])" office:value-type="float" office:value="1082191" calcext:value-type="float">
            <text:p>1082191</text:p>
          </table:table-cell>
          <table:table-cell table:style-name="ce31" table:formula="of:=[.B222]/([.D222]/985000)/1024" office:value-type="float" office:value="4.2594072465027" calcext:value-type="float">
            <text:p>4,26</text:p>
          </table:table-cell>
          <table:table-cell table:style-name="ce35" table:formula="of:=[.D222]/985000" office:value-type="float" office:value="1.09867106598985" calcext:value-type="float">
            <text:p>1,1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7834</text:p>
          </table:table-cell>
          <table:table-cell table:style-name="ce21" table:formula="of:=HEX2DEC([.M222])" office:value-type="float" office:value="2062388" calcext:value-type="float">
            <text:p>2062388</text:p>
          </table:table-cell>
          <table:table-cell table:style-name="ce31" table:formula="of:=[.L222]/([.N222]/985000)/1024" office:value-type="float" office:value="8.03061127592141" calcext:value-type="float">
            <text:p>8,03</text:p>
          </table:table-cell>
          <table:table-cell table:style-name="ce35" table:formula="of:=[.N222]/985000" office:value-type="float" office:value="2.09379492385787" calcext:value-type="float">
            <text:p>2,0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524f</text:p>
          </table:table-cell>
          <table:table-cell table:style-name="ce21" table:formula="of:=HEX2DEC([.C223])" office:value-type="float" office:value="414287" calcext:value-type="float">
            <text:p>414287</text:p>
          </table:table-cell>
          <table:table-cell table:style-name="ce31" table:formula="of:=[.B223]/([.D223]/985000)/1024" office:value-type="float" office:value="5.99270601132186" calcext:value-type="float">
            <text:p>5,99</text:p>
          </table:table-cell>
          <table:table-cell table:style-name="ce35" table:formula="of:=[.D223]/985000" office:value-type="float" office:value="0.420595939086294" calcext:value-type="float">
            <text:p>0,4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5f7f</text:p>
          </table:table-cell>
          <table:table-cell table:style-name="ce21" table:formula="of:=HEX2DEC([.M223])" office:value-type="float" office:value="2121599" calcext:value-type="float">
            <text:p>2121599</text:p>
          </table:table-cell>
          <table:table-cell table:style-name="ce31" table:formula="of:=[.L223]/([.N223]/985000)/1024" office:value-type="float" office:value="7.80648762000972" calcext:value-type="float">
            <text:p>7,81</text:p>
          </table:table-cell>
          <table:table-cell table:style-name="ce35" table:formula="of:=[.N223]/985000" office:value-type="float" office:value="2.1539076142132" calcext:value-type="float">
            <text:p>2,1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1964db</text:p>
          </table:table-cell>
          <table:table-cell table:style-name="ce21" table:formula="of:=HEX2DEC([.C224])" office:value-type="float" office:value="1664219" calcext:value-type="float">
            <text:p>1664219</text:p>
          </table:table-cell>
          <table:table-cell table:style-name="ce31" table:formula="of:=[.B224]/([.D224]/985000)/1024" office:value-type="float" office:value="5.78633081324483" calcext:value-type="float">
            <text:p>5,79</text:p>
          </table:table-cell>
          <table:table-cell table:style-name="ce35" table:formula="of:=[.D224]/985000" office:value-type="float" office:value="1.68956243654822" calcext:value-type="float">
            <text:p>1,6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2ba7</text:p>
          </table:table-cell>
          <table:table-cell table:style-name="ce21" table:formula="of:=HEX2DEC([.M224])" office:value-type="float" office:value="2042791" calcext:value-type="float">
            <text:p>2042791</text:p>
          </table:table-cell>
          <table:table-cell table:style-name="ce31" table:formula="of:=[.L224]/([.N224]/985000)/1024" office:value-type="float" office:value="8.1076509188287" calcext:value-type="float">
            <text:p>8,11</text:p>
          </table:table-cell>
          <table:table-cell table:style-name="ce35" table:formula="of:=[.N224]/985000" office:value-type="float" office:value="2.07389949238579" calcext:value-type="float">
            <text:p>2,0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0c92fe</text:p>
          </table:table-cell>
          <table:table-cell table:style-name="ce21" table:formula="of:=HEX2DEC([.C225])" office:value-type="float" office:value="824062" calcext:value-type="float">
            <text:p>824062</text:p>
          </table:table-cell>
          <table:table-cell table:style-name="ce31" table:formula="of:=[.B225]/([.D225]/985000)/1024" office:value-type="float" office:value="5.20841944765685" calcext:value-type="float">
            <text:p>5,21</text:p>
          </table:table-cell>
          <table:table-cell table:style-name="ce35" table:formula="of:=[.D225]/985000" office:value-type="float" office:value="0.83661116751269" calcext:value-type="float">
            <text:p>0,8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a672</text:p>
          </table:table-cell>
          <table:table-cell table:style-name="ce21" table:formula="of:=HEX2DEC([.M225])" office:value-type="float" office:value="2139762" calcext:value-type="float">
            <text:p>2139762</text:p>
          </table:table-cell>
          <table:table-cell table:style-name="ce31" table:formula="of:=[.L225]/([.N225]/985000)/1024" office:value-type="float" office:value="7.74022359875771" calcext:value-type="float">
            <text:p>7,74</text:p>
          </table:table-cell>
          <table:table-cell table:style-name="ce35" table:formula="of:=[.N225]/985000" office:value-type="float" office:value="2.17234720812183" calcext:value-type="float">
            <text:p>2,1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06fa</text:p>
          </table:table-cell>
          <table:table-cell table:style-name="ce21" table:formula="of:=HEX2DEC([.C226])" office:value-type="float" office:value="198394" calcext:value-type="float">
            <text:p>198394</text:p>
          </table:table-cell>
          <table:table-cell table:style-name="ce31" table:formula="of:=[.B226]/([.D226]/985000)/1024" office:value-type="float" office:value="5.66305243606157" calcext:value-type="float">
            <text:p>5,66</text:p>
          </table:table-cell>
          <table:table-cell table:style-name="ce35" table:formula="of:=[.D226]/985000" office:value-type="float" office:value="0.201415228426396" calcext:value-type="float">
            <text:p>0,2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972a</text:p>
          </table:table-cell>
          <table:table-cell table:style-name="ce21" table:formula="of:=HEX2DEC([.M226])" office:value-type="float" office:value="2135850" calcext:value-type="float">
            <text:p>2135850</text:p>
          </table:table-cell>
          <table:table-cell table:style-name="ce31" table:formula="of:=[.L226]/([.N226]/985000)/1024" office:value-type="float" office:value="7.75440050945759" calcext:value-type="float">
            <text:p>7,75</text:p>
          </table:table-cell>
          <table:table-cell table:style-name="ce35" table:formula="of:=[.N226]/985000" office:value-type="float" office:value="2.16837563451777" calcext:value-type="float">
            <text:p>2,1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11a50</text:p>
          </table:table-cell>
          <table:table-cell table:style-name="ce21" table:formula="of:=HEX2DEC([.C227])" office:value-type="float" office:value="72272" calcext:value-type="float">
            <text:p>72272</text:p>
          </table:table-cell>
          <table:table-cell table:style-name="ce31" table:formula="of:=[.B227]/([.D227]/985000)/1024" office:value-type="float" office:value="6.42855451886623" calcext:value-type="float">
            <text:p>6,43</text:p>
          </table:table-cell>
          <table:table-cell table:style-name="ce35" table:formula="of:=[.D227]/985000" office:value-type="float" office:value="0.0733725888324873" calcext:value-type="float">
            <text:p>0,0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159</text:p>
          </table:table-cell>
          <table:table-cell table:style-name="ce21" table:formula="of:=HEX2DEC([.M227])" office:value-type="float" office:value="2068825" calcext:value-type="float">
            <text:p>2068825</text:p>
          </table:table-cell>
          <table:table-cell table:style-name="ce31" table:formula="of:=[.L227]/([.N227]/985000)/1024" office:value-type="float" office:value="8.00562460726499" calcext:value-type="float">
            <text:p>8,01</text:p>
          </table:table-cell>
          <table:table-cell table:style-name="ce35" table:formula="of:=[.N227]/985000" office:value-type="float" office:value="2.10032994923858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ac85a</text:p>
          </table:table-cell>
          <table:table-cell table:style-name="ce21" table:formula="of:=HEX2DEC([.C228])" office:value-type="float" office:value="706650" calcext:value-type="float">
            <text:p>706650</text:p>
          </table:table-cell>
          <table:table-cell table:style-name="ce31" table:formula="of:=[.B228]/([.D228]/985000)/1024" office:value-type="float" office:value="4.912683579654" calcext:value-type="float">
            <text:p>4,91</text:p>
          </table:table-cell>
          <table:table-cell table:style-name="ce35" table:formula="of:=[.D228]/985000" office:value-type="float" office:value="0.71741116751269" calcext:value-type="float">
            <text:p>0,7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d0936</text:p>
          </table:table-cell>
          <table:table-cell table:style-name="ce21" table:formula="of:=HEX2DEC([.M228])" office:value-type="float" office:value="1902902" calcext:value-type="float">
            <text:p>1902902</text:p>
          </table:table-cell>
          <table:table-cell table:style-name="ce31" table:formula="of:=[.L228]/([.N228]/985000)/1024" office:value-type="float" office:value="8.70367277354535" calcext:value-type="float">
            <text:p>8,70</text:p>
          </table:table-cell>
          <table:table-cell table:style-name="ce35" table:formula="of:=[.N228]/985000" office:value-type="float" office:value="1.93188020304569" calcext:value-type="float">
            <text:p>1,9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0de95b</text:p>
          </table:table-cell>
          <table:table-cell table:style-name="ce21" table:formula="of:=HEX2DEC([.C229])" office:value-type="float" office:value="911707" calcext:value-type="float">
            <text:p>911707</text:p>
          </table:table-cell>
          <table:table-cell table:style-name="ce31" table:formula="of:=[.B229]/([.D229]/985000)/1024" office:value-type="float" office:value="3.92485778051501" calcext:value-type="float">
            <text:p>3,92</text:p>
          </table:table-cell>
          <table:table-cell table:style-name="ce35" table:formula="of:=[.D229]/985000" office:value-type="float" office:value="0.925590862944162" calcext:value-type="float">
            <text:p>0,9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decc</text:p>
          </table:table-cell>
          <table:table-cell table:style-name="ce21" table:formula="of:=HEX2DEC([.M229])" office:value-type="float" office:value="1892044" calcext:value-type="float">
            <text:p>1892044</text:p>
          </table:table-cell>
          <table:table-cell table:style-name="ce31" table:formula="of:=[.L229]/([.N229]/985000)/1024" office:value-type="float" office:value="8.75362112515618" calcext:value-type="float">
            <text:p>8,75</text:p>
          </table:table-cell>
          <table:table-cell table:style-name="ce35" table:formula="of:=[.N229]/985000" office:value-type="float" office:value="1.92085685279188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9fb7d</text:p>
          </table:table-cell>
          <table:table-cell table:style-name="ce21" table:formula="of:=HEX2DEC([.C230])" office:value-type="float" office:value="1702781" calcext:value-type="float">
            <text:p>1702781</text:p>
          </table:table-cell>
          <table:table-cell table:style-name="ce31" table:formula="of:=[.B230]/([.D230]/985000)/1024" office:value-type="float" office:value="5.68410106577123" calcext:value-type="float">
            <text:p>5,68</text:p>
          </table:table-cell>
          <table:table-cell table:style-name="ce35" table:formula="of:=[.D230]/985000" office:value-type="float" office:value="1.7287116751269" calcext:value-type="float">
            <text:p>1,7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170d</text:p>
          </table:table-cell>
          <table:table-cell table:style-name="ce21" table:formula="of:=HEX2DEC([.M230])" office:value-type="float" office:value="1971981" calcext:value-type="float">
            <text:p>1971981</text:p>
          </table:table-cell>
          <table:table-cell table:style-name="ce31" table:formula="of:=[.L230]/([.N230]/985000)/1024" office:value-type="float" office:value="8.39878088486907" calcext:value-type="float">
            <text:p>8,40</text:p>
          </table:table-cell>
          <table:table-cell table:style-name="ce35" table:formula="of:=[.N230]/985000" office:value-type="float" office:value="2.00201116751269" calcext:value-type="float">
            <text:p>2,0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85d47</text:p>
          </table:table-cell>
          <table:table-cell table:style-name="ce21" table:formula="of:=HEX2DEC([.C231])" office:value-type="float" office:value="548167" calcext:value-type="float">
            <text:p>548167</text:p>
          </table:table-cell>
          <table:table-cell table:style-name="ce31" table:formula="of:=[.B231]/([.D231]/985000)/1024" office:value-type="float" office:value="4.34835195638373" calcext:value-type="float">
            <text:p>4,35</text:p>
          </table:table-cell>
          <table:table-cell table:style-name="ce35" table:formula="of:=[.D231]/985000" office:value-type="float" office:value="0.556514720812183" calcext:value-type="float">
            <text:p>0,5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ec50</text:p>
          </table:table-cell>
          <table:table-cell table:style-name="ce21" table:formula="of:=HEX2DEC([.M231])" office:value-type="float" office:value="1895504" calcext:value-type="float">
            <text:p>1895504</text:p>
          </table:table-cell>
          <table:table-cell table:style-name="ce31" table:formula="of:=[.L231]/([.N231]/985000)/1024" office:value-type="float" office:value="8.73764250992084" calcext:value-type="float">
            <text:p>8,74</text:p>
          </table:table-cell>
          <table:table-cell table:style-name="ce35" table:formula="of:=[.N231]/985000" office:value-type="float" office:value="1.92436954314721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ec135</text:p>
          </table:table-cell>
          <table:table-cell table:style-name="ce21" table:formula="of:=HEX2DEC([.C232])" office:value-type="float" office:value="966965" calcext:value-type="float">
            <text:p>966965</text:p>
          </table:table-cell>
          <table:table-cell table:style-name="ce31" table:formula="of:=[.B232]/([.D232]/985000)/1024" office:value-type="float" office:value="3.94826794564695" calcext:value-type="float">
            <text:p>3,95</text:p>
          </table:table-cell>
          <table:table-cell table:style-name="ce35" table:formula="of:=[.D232]/985000" office:value-type="float" office:value="0.981690355329949" calcext:value-type="float">
            <text:p>0,9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496d</text:p>
          </table:table-cell>
          <table:table-cell table:style-name="ce21" table:formula="of:=HEX2DEC([.M232])" office:value-type="float" office:value="2050413" calcext:value-type="float">
            <text:p>2050413</text:p>
          </table:table-cell>
          <table:table-cell table:style-name="ce31" table:formula="of:=[.L232]/([.N232]/985000)/1024" office:value-type="float" office:value="8.07751234903651" calcext:value-type="float">
            <text:p>8,08</text:p>
          </table:table-cell>
          <table:table-cell table:style-name="ce35" table:formula="of:=[.N232]/985000" office:value-type="float" office:value="2.08163756345178" calcext:value-type="float">
            <text:p>2,0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220c9</text:p>
          </table:table-cell>
          <table:table-cell table:style-name="ce21" table:formula="of:=HEX2DEC([.C233])" office:value-type="float" office:value="139465" calcext:value-type="float">
            <text:p>139465</text:p>
          </table:table-cell>
          <table:table-cell table:style-name="ce31" table:formula="of:=[.B233]/([.D233]/985000)/1024" office:value-type="float" office:value="5.98674510629907" calcext:value-type="float">
            <text:p>5,99</text:p>
          </table:table-cell>
          <table:table-cell table:style-name="ce35" table:formula="of:=[.D233]/985000" office:value-type="float" office:value="0.14158883248731" calcext:value-type="float">
            <text:p>0,1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f5d1</text:p>
          </table:table-cell>
          <table:table-cell table:style-name="ce21" table:formula="of:=HEX2DEC([.M233])" office:value-type="float" office:value="2029009" calcext:value-type="float">
            <text:p>2029009</text:p>
          </table:table-cell>
          <table:table-cell table:style-name="ce31" table:formula="of:=[.L233]/([.N233]/985000)/1024" office:value-type="float" office:value="8.16272196334516" calcext:value-type="float">
            <text:p>8,16</text:p>
          </table:table-cell>
          <table:table-cell table:style-name="ce35" table:formula="of:=[.N233]/985000" office:value-type="float" office:value="2.0599076142132" calcext:value-type="float">
            <text:p>2,0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4325d</text:p>
          </table:table-cell>
          <table:table-cell table:style-name="ce21" table:formula="of:=HEX2DEC([.C234])" office:value-type="float" office:value="275037" calcext:value-type="float">
            <text:p>275037</text:p>
          </table:table-cell>
          <table:table-cell table:style-name="ce31" table:formula="of:=[.B234]/([.D234]/985000)/1024" office:value-type="float" office:value="5.99454147305635" calcext:value-type="float">
            <text:p>5,99</text:p>
          </table:table-cell>
          <table:table-cell table:style-name="ce35" table:formula="of:=[.D234]/985000" office:value-type="float" office:value="0.27922538071066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d1014</text:p>
          </table:table-cell>
          <table:table-cell table:style-name="ce21" table:formula="of:=HEX2DEC([.C235])" office:value-type="float" office:value="856084" calcext:value-type="float">
            <text:p>856084</text:p>
          </table:table-cell>
          <table:table-cell table:style-name="ce31" table:formula="of:=[.B235]/([.D235]/985000)/1024" office:value-type="float" office:value="3.92817943391069" calcext:value-type="float">
            <text:p>3,93</text:p>
          </table:table-cell>
          <table:table-cell table:style-name="ce35" table:formula="of:=[.D235]/985000" office:value-type="float" office:value="0.869120812182741" calcext:value-type="float">
            <text:p>0,87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1ddf56</text:p>
          </table:table-cell>
          <table:table-cell table:style-name="ce21" table:formula="of:=HEX2DEC([.C236])" office:value-type="float" office:value="1957718" calcext:value-type="float">
            <text:p>1957718</text:p>
          </table:table-cell>
          <table:table-cell table:style-name="ce31" table:formula="of:=[.B236]/([.D236]/985000)/1024" office:value-type="float" office:value="5.19498588806585" calcext:value-type="float">
            <text:p>5,19</text:p>
          </table:table-cell>
          <table:table-cell table:style-name="ce35" table:formula="of:=[.D236]/985000" office:value-type="float" office:value="1.98753096446701" calcext:value-type="float">
            <text:p>1,99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e12df</text:p>
          </table:table-cell>
          <table:table-cell table:style-name="ce21" table:formula="of:=HEX2DEC([.C237])" office:value-type="float" office:value="922335" calcext:value-type="float">
            <text:p>922335</text:p>
          </table:table-cell>
          <table:table-cell table:style-name="ce31" table:formula="of:=[.B237]/([.D237]/985000)/1024" office:value-type="float" office:value="4.85371155477674" calcext:value-type="float">
            <text:p>4,85</text:p>
          </table:table-cell>
          <table:table-cell table:style-name="ce35" table:formula="of:=[.D237]/985000" office:value-type="float" office:value="0.936380710659898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20:.B237])" office:value-type="float" office:value="93313" calcext:value-type="float">
            <text:p>93313</text:p>
          </table:table-cell>
          <table:table-cell table:style-name="ce28" office:value-type="string" calcext:value-type="string">
            <text:p>:</text:p>
          </table:table-cell>
          <table:table-cell table:style-name="ce22" table:formula="of:=SUM([.D220:.D237])" office:value-type="float" office:value="17268613" calcext:value-type="float">
            <text:p>17268613</text:p>
          </table:table-cell>
          <table:table-cell table:style-name="ce32" table:formula="of:=[.B238]/([.D238]/985000)/1024" office:value-type="float" office:value="5.1978168086842" calcext:value-type="float">
            <text:p>5,20</text:p>
          </table:table-cell>
          <table:table-cell table:style-name="ce36" table:formula="of:=[.D238]/985000" office:value-type="float" office:value="17.5315868020305" calcext:value-type="float">
            <text:p>17,53</text:p>
          </table:table-cell>
          <table:table-cell table:style-name="ce95" table:formula="of:=([.N21]-[.D238])/[.N21]*100" office:value-type="float" office:value="22.4592103585214" calcext:value-type="float">
            <text:p>22,46</text:p>
          </table:table-cell>
          <table:table-cell table:style-name="ce56" office:value-type="string" calcext:value-type="string">
            <text:p>faster than old bitfire with bitnax files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22" table:formula="of:=SUM([.L220:.L237])" office:value-type="float" office:value="241052" calcext:value-type="float">
            <text:p>241052</text:p>
          </table:table-cell>
          <table:table-cell table:style-name="ce28"/>
          <table:table-cell table:style-name="ce22" table:formula="of:=SUM([.N220:.N237])" office:value-type="float" office:value="28518124" calcext:value-type="float">
            <text:p>28518124</text:p>
          </table:table-cell>
          <table:table-cell table:style-name="ce32" table:formula="of:=[.L238]/([.N238]/985000)/1024" office:value-type="float" office:value="8.13066485697832" calcext:value-type="float">
            <text:p>8,13</text:p>
          </table:table-cell>
          <table:table-cell table:style-name="ce36" table:formula="of:=[.N238]/985000" office:value-type="float" office:value="28.9524101522843" calcext:value-type="float">
            <text:p>28,95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95" table:formula="of:=([.B67]-[.B238])/[.B67]*100" office:value-type="float" office:value="5.47614947477183" calcext:value-type="float">
            <text:p>5,48</text:p>
          </table:table-cell>
          <table:table-cell table:style-name="ce56" office:value-type="string" calcext:value-type="string">
            <text:p>ratio</text:p>
          </table:table-cell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 table:number-rows-repeated="104833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.00.0000</text:date>, <text:time style:data-style-name="N2" text:time-value="11:06:08.0299481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08:54:23.329913258</meta:creation-date>
    <dc:date>2022-02-02T14:53:25.960930392</dc:date>
    <meta:editing-duration>P10DT13H37M3S</meta:editing-duration>
    <meta:editing-cycles>155</meta:editing-cycles>
    <meta:generator>LibreOffice/6.4.7.2$Linux_X86_64 LibreOffice_project/40$Build-2</meta:generator>
    <meta:document-statistic meta:table-count="1" meta:cell-count="1801" meta:object-count="0"/>
  </office:meta>
</office:document-meta>
</file>